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173cm"/>
    </style:style>
    <style:style style:name="ro1"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fo:margin-left="0cm"/>
      <style:text-properties fo:color="#000000"/>
    </style:style>
    <style:style style:name="ce4" style:family="table-cell" style:parent-style-name="Default">
      <style:table-cell-properties fo:wrap-option="wrap"/>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fo:color="#c9211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center" fo:margin-left="0cm"/>
      <style:text-properties fo:color="#c9211e"/>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number-columns-repeated="5" table:default-cell-style-name="ce1"/>
        <table:table-column table:style-name="co1" table:number-columns-repeated="2" table:default-cell-style-name="ce3"/>
        <table:table-column table:style-name="co1" table:default-cell-style-name="ce6"/>
        <table:table-column table:style-name="co1" table:number-columns-repeated="56" table:default-cell-style-name="ce1"/>
        <table:table-column table:style-name="co1" table:number-columns-repeated="960" table:default-cell-style-name="Default"/>
        <table:table-row table:style-name="ro1">
          <table:table-cell office:value-type="string" calcext:value-type="string">
            <text:p>TITULO</text:p>
          </table:table-cell>
          <table:table-cell office:value-type="string" calcext:value-type="string">
            <text:p>Noticias del gran mundo</text:p>
          </table:table-cell>
          <table:table-cell office:value-type="string" calcext:value-type="string">
            <text:p>Inmune</text:p>
          </table:table-cell>
          <table:table-cell office:value-type="string" calcext:value-type="string">
            <text:p>Fast &amp; Furious 9</text:p>
          </table:table-cell>
          <table:table-cell office:value-type="string" calcext:value-type="string">
            <text:p>Shang-Chi and the Legend of the Ten Rings</text:p>
          </table:table-cell>
          <table:table-cell table:style-name="ce1" office:value-type="string" calcext:value-type="string">
            <text:p>The King's Man: La primera misión</text:p>
          </table:table-cell>
          <table:table-cell office:value-type="string" calcext:value-type="string">
            <text:p>Jungle Cruise</text:p>
          </table:table-cell>
          <table:table-cell table:style-name="ce5" office:value-type="string" calcext:value-type="string">
            <text:p><text:a xlink:href="https://www.filmaffinity.com/es/film748908.html" xlink:type="simple">Uncharted</text:a></text:p>
          </table:table-cell>
          <table:table-cell office:value-type="string" calcext:value-type="string">
            <text:p>Expediente Warren: Obligado por el demonio</text:p>
          </table:table-cell>
          <table:table-cell table:number-columns-repeated="1015"/>
        </table:table-row>
        <table:table-row table:style-name="ro1">
          <table:table-cell office:value-type="string" calcext:value-type="string">
            <text:p>AÑO</text:p>
          </table:table-cell>
          <table:table-cell table:number-columns-repeated="2" office:value-type="float" office:value="2020" calcext:value-type="float">
            <text:p>2020</text:p>
          </table:table-cell>
          <table:table-cell table:number-columns-repeated="4" office:value-type="float" office:value="2021" calcext:value-type="float">
            <text:p>2021</text:p>
          </table:table-cell>
          <table:table-cell office:value-type="float" office:value="2022" calcext:value-type="float">
            <text:p>2022</text:p>
          </table:table-cell>
          <table:table-cell office:value-type="float" office:value="2021" calcext:value-type="float">
            <text:p>2021</text:p>
          </table:table-cell>
          <table:table-cell table:number-columns-repeated="1015"/>
        </table:table-row>
        <table:table-row table:style-name="ro1">
          <table:table-cell office:value-type="string" calcext:value-type="string">
            <text:p>DIRECTOR</text:p>
          </table:table-cell>
          <table:table-cell office:value-type="string" calcext:value-type="string">
            <text:p>Paul Greengrass</text:p>
          </table:table-cell>
          <table:table-cell office:value-type="string" calcext:value-type="string">
            <text:p>Adam Mason</text:p>
          </table:table-cell>
          <table:table-cell office:value-type="string" calcext:value-type="string">
            <text:p>Justin Lin</text:p>
          </table:table-cell>
          <table:table-cell office:value-type="string" calcext:value-type="string">
            <text:p><text:a xlink:href="https://www.filmaffinity.com/es/search.php?stype=director&amp;sn&amp;stext=Destin%20Cretton" xlink:type="simple">Destin Cretton</text:a></text:p>
          </table:table-cell>
          <table:table-cell table:style-name="ce4" office:value-type="string" calcext:value-type="string">
            <text:p><text:a xlink:href="https://www.filmaffinity.com/es/search.php?stype=director&amp;sn&amp;stext=Matthew%20Vaughn" xlink:type="simple">Matthew Vaughn</text:a></text:p>
          </table:table-cell>
          <table:table-cell table:style-name="ce4" office:value-type="string" calcext:value-type="string">
            <text:p><text:a xlink:href="https://www.filmaffinity.com/es/search.php?stype=director&amp;sn&amp;stext=Jaume%20Collet-Serra" xlink:type="simple">Jaume Collet-Serra</text:a></text:p>
          </table:table-cell>
          <table:table-cell table:style-name="ce5" office:value-type="string" calcext:value-type="string">
            <text:p><text:a xlink:href="https://www.filmaffinity.com/es/search.php?stype=director&amp;sn&amp;stext=Ruben%20Fleischer" xlink:type="simple">Ruben Fleischer</text:a></text:p>
          </table:table-cell>
          <table:table-cell table:style-name="ce7" office:value-type="string" calcext:value-type="string">
            <text:p><text:a xlink:href="https://www.filmaffinity.com/es/search.php?stype=director&amp;sn&amp;stext=Michael%20Chaves" xlink:type="simple">Michael Chaves</text:a></text:p>
          </table:table-cell>
          <table:table-cell table:number-columns-repeated="1015"/>
        </table:table-row>
        <table:table-row table:style-name="ro1">
          <table:table-cell office:value-type="string" calcext:value-type="string">
            <text:p>GENERO</text:p>
          </table:table-cell>
          <table:table-cell office:value-type="string" calcext:value-type="string">
            <text:p>Western. Aventuras. Acción</text:p>
          </table:table-cell>
          <table:table-cell office:value-type="string" calcext:value-type="string">
            <text:p>Drama Romance Pandemias</text:p>
          </table:table-cell>
          <table:table-cell office:value-type="string" calcext:value-type="string">
            <text:p>Acción Coches </text:p>
          </table:table-cell>
          <table:table-cell office:value-type="string" calcext:value-type="string">
            <text:p><text:a xlink:href="https://www.filmaffinity.com/es/moviegenre.php?genre=FAN&amp;attr=rat_count&amp;nodoc" xlink:type="simple">Fantástico</text:a> | <text:a xlink:href="https://www.filmaffinity.com/es/movietopic.php?topic=462123&amp;attr=rat_count&amp;nodoc" xlink:type="simple">Superhéroes</text:a>.</text:p>
          </table:table-cell>
          <table:table-cell table:style-name="ce4" office:value-type="string" calcext:value-type="string">
            <text:p><text:a xlink:href="https://www.filmaffinity.com/es/moviegenre.php?genre=TH&amp;attr=rat_count&amp;nodoc" xlink:type="simple">Thriller</text:a>. <text:a xlink:href="https://www.filmaffinity.com/es/moviegenre.php?genre=AC&amp;attr=rat_count&amp;nodoc" xlink:type="simple">Acción</text:a>. <text:a xlink:href="https://www.filmaffinity.com/es/moviegenre.php?genre=CO&amp;attr=rat_count&amp;nodoc" xlink:type="simple">Comedia</text:a> </text:p>
          </table:table-cell>
          <table:table-cell table:style-name="ce4" office:value-type="string" calcext:value-type="string">
            <text:p><text:a xlink:href="https://www.filmaffinity.com/es/moviegenre.php?genre=AV&amp;attr=rat_count&amp;nodoc" xlink:type="simple">Aventuras</text:a>. <text:a xlink:href="https://www.filmaffinity.com/es/moviegenre.php?genre=CO&amp;attr=rat_count&amp;nodoc" xlink:type="simple">Comedia</text:a></text:p>
          </table:table-cell>
          <table:table-cell table:style-name="ce5" office:value-type="string" calcext:value-type="string">
            <text:p><text:a xlink:href="https://www.filmaffinity.com/es/moviegenre.php?genre=AV&amp;attr=rat_count&amp;nodoc" xlink:type="simple">Aventuras</text:a>. <text:a xlink:href="https://www.filmaffinity.com/es/moviegenre.php?genre=AC&amp;attr=rat_count&amp;nodoc" xlink:type="simple">Acción</text:a>. <text:a xlink:href="https://www.filmaffinity.com/es/moviegenre.php?genre=FAN&amp;attr=rat_count&amp;nodoc" xlink:type="simple">Fantástico</text:a> </text:p>
          </table:table-cell>
          <table:table-cell table:style-name="ce7" office:value-type="string" calcext:value-type="string">
            <text:p><text:a xlink:href="https://www.filmaffinity.com/es/moviegenre.php?genre=TE&amp;attr=rat_count&amp;nodoc" xlink:type="simple">Terror</text:a>. <text:a xlink:href="https://www.filmaffinity.com/es/moviegenre.php?genre=TH&amp;attr=rat_count&amp;nodoc" xlink:type="simple">Thriller</text:a>. <text:a xlink:href="https://www.filmaffinity.com/es/moviegenre.php?genre=INT&amp;attr=rat_count&amp;nodoc" xlink:type="simple">Intriga</text:a></text:p>
          </table:table-cell>
          <table:table-cell table:number-columns-repeated="1015"/>
        </table:table-row>
        <table:table-row table:style-name="ro1">
          <table:table-cell office:value-type="string" calcext:value-type="string">
            <text:p>DURACION</text:p>
          </table:table-cell>
          <table:table-cell office:value-type="string" calcext:value-type="string">
            <text:p>118 min.</text:p>
          </table:table-cell>
          <table:table-cell office:value-type="string" calcext:value-type="string">
            <text:p>90 min.</text:p>
          </table:table-cell>
          <table:table-cell office:value-type="string" calcext:value-type="string">
            <text:p>95min.</text:p>
          </table:table-cell>
          <table:table-cell office:value-type="string" calcext:value-type="string">
            <text:p>120min</text:p>
          </table:table-cell>
          <table:table-cell/>
          <table:table-cell office:value-type="string" calcext:value-type="string">
            <text:p>105min.</text:p>
          </table:table-cell>
          <table:table-cell office:value-type="string" calcext:value-type="string">
            <text:p>110min.</text:p>
          </table:table-cell>
          <table:table-cell office:value-type="string" calcext:value-type="string">
            <text:p>120 minutos</text:p>
          </table:table-cell>
          <table:table-cell table:number-columns-repeated="1015"/>
        </table:table-row>
        <table:table-row table:style-name="ro1">
          <table:table-cell office:value-type="string" calcext:value-type="string">
            <text:p>ESCRITOR</text:p>
          </table:table-cell>
          <table:table-cell table:number-columns-repeated="1023"/>
        </table:table-row>
        <table:table-row table:style-name="ro1">
          <table:table-cell office:value-type="string" calcext:value-type="string">
            <text:p>ACTORES PPALES</text:p>
          </table:table-cell>
          <table:table-cell office:value-type="string" calcext:value-type="string">
            <text:p>Tom Hanks, Helena Zengel, Neil Sandilands, Elizabeth Marvel, Ray McKinnon,</text:p>
          </table:table-cell>
          <table:table-cell office:value-type="string" calcext:value-type="string">
            <text:p>K.J. Apa, Sofia Carson, Demi Moore, Bradley Whitford,</text:p>
          </table:table-cell>
          <table:table-cell office:value-type="string" calcext:value-type="string">
            <text:p>Vin Diesel, Charlize Theron, Jordana Brewster, Michelle Rodriguez,</text:p>
          </table:table-cell>
          <table:table-cell office:value-type="string" calcext:value-type="string">
            <text:p><text:a xlink:href="https://www.filmaffinity.com/es/search.php?stype=cast&amp;sn&amp;stext=Simu%20Liu" xlink:type="simple">Simu Liu</text:a>, <text:a xlink:href="https://www.filmaffinity.com/es/search.php?stype=cast&amp;sn&amp;stext=Awkwafina" xlink:type="simple">Awkwafina</text:a>, <text:a xlink:href="https://www.filmaffinity.com/es/search.php?stype=cast&amp;sn&amp;stext=Tony%20Leung%20Chiu-Wai" xlink:type="simple">Tony Leung Chiu-Wai</text:a>, <text:a xlink:href="https://www.filmaffinity.com/es/search.php?stype=cast&amp;sn&amp;stext=Michelle%20Yeoh" xlink:type="simple">Michelle Yeoh</text:a>, <text:a xlink:href="https://www.filmaffinity.com/es/search.php?stype=cast&amp;sn&amp;stext=Fala%20Chen" xlink:type="simple">Fala Chen</text:a>,</text:p>
          </table:table-cell>
          <table:table-cell table:style-name="ce4" office:value-type="string" calcext:value-type="string">
            <text:p><text:a xlink:href="https://www.filmaffinity.com/es/search.php?stype=cast&amp;sn&amp;stext=Harris%20Dickinson" xlink:type="simple">Harris Dickinson</text:a>, <text:a xlink:href="https://www.filmaffinity.com/es/search.php?stype=cast&amp;sn&amp;stext=Ralph%20Fiennes" xlink:type="simple">Ralph Fiennes</text:a>, <text:a xlink:href="https://www.filmaffinity.com/es/search.php?stype=cast&amp;sn&amp;stext=Aaron%20Taylor-Johnson" xlink:type="simple">Aaron Taylor-Johnson</text:a>, <text:a xlink:href="https://www.filmaffinity.com/es/search.php?stype=cast&amp;sn&amp;stext=Charles%20Dance" xlink:type="simple">Charles Dance</text:a>,</text:p>
          </table:table-cell>
          <table:table-cell table:style-name="ce4" office:value-type="string" calcext:value-type="string">
            <text:p><text:a xlink:href="https://www.filmaffinity.com/es/search.php?stype=cast&amp;sn&amp;stext=Dwayne%20Johnson" xlink:type="simple">Dwayne Johnson</text:a>, <text:a xlink:href="https://www.filmaffinity.com/es/search.php?stype=cast&amp;sn&amp;stext=Emily%20Blunt" xlink:type="simple">Emily Blunt</text:a>, <text:a xlink:href="https://www.filmaffinity.com/es/search.php?stype=cast&amp;sn&amp;stext=Jesse%20Plemons" xlink:type="simple">Jesse Plemons</text:a>, <text:a xlink:href="https://www.filmaffinity.com/es/search.php?stype=cast&amp;sn&amp;stext=Edgar%20Ramirez" xlink:type="simple">Edgar Ramirez</text:a></text:p>
          </table:table-cell>
          <table:table-cell table:style-name="ce5" office:value-type="string" calcext:value-type="string">
            <text:p><text:a xlink:href="https://www.filmaffinity.com/es/search.php?stype=cast&amp;sn&amp;stext=Tom%20Holland" xlink:type="simple">Tom Holland</text:a>, <text:a xlink:href="https://www.filmaffinity.com/es/search.php?stype=cast&amp;sn&amp;stext=Mark%20Wahlberg" xlink:type="simple">Mark Wahlberg</text:a>, <text:a xlink:href="https://www.filmaffinity.com/es/search.php?stype=cast&amp;sn&amp;stext=Antonio%20Banderas" xlink:type="simple">Antonio Banderas</text:a>, <text:a xlink:href="https://www.filmaffinity.com/es/search.php?stype=cast&amp;sn&amp;stext=Tati%20Gabrielle" xlink:type="simple">Tati Gabrielle</text:a>,</text:p>
          </table:table-cell>
          <table:table-cell table:style-name="ce7" office:value-type="string" calcext:value-type="string">
            <text:p><text:a xlink:href="https://www.filmaffinity.com/es/search.php?stype=cast&amp;sn&amp;stext=Vera%20Farmiga" xlink:type="simple">Vera Farmiga</text:a>, <text:a xlink:href="https://www.filmaffinity.com/es/search.php?stype=cast&amp;sn&amp;stext=Patrick%20Wilson" xlink:type="simple">Patrick Wilson</text:a>, <text:a xlink:href="https://www.filmaffinity.com/es/search.php?stype=cast&amp;sn&amp;stext=Sterling%20Jerins" xlink:type="simple">Sterling Jerins</text:a>, <text:a xlink:href="https://www.filmaffinity.com/es/search.php?stype=cast&amp;sn&amp;stext=Charlene%20Amoia" xlink:type="simple">Charlene Amoia</text:a>,</text:p>
          </table:table-cell>
          <table:table-cell table:number-columns-repeated="1015"/>
        </table:table-row>
        <table:table-row table:style-name="ro1">
          <table:table-cell office:value-type="string" calcext:value-type="string">
            <text:p>RESUMEN</text:p>
          </table:table-cell>
          <table:table-cell office:value-type="string" calcext:value-type="string">
            <text:p>Cinco años después del fin de la Guerra Civil estadounidense, el capitán Jefferson Kyle Kidd (Tom Hanks), veterano de tres guerras, viaja de ciudad en ciudad narrando noticias, hablando de presidentes y reinas, de luchas gloriosas, devastadoras catástrofes y apasionantes aventuras que tienen lugar en cualquier rincón del mundo.</text:p>
          </table:table-cell>
          <table:table-cell office:value-type="string" calcext:value-type="string">
            <text:p>Año 2024. Han pasado dos años desde que una pandemia mundial asoló el mundo. El virus COVID23 ha sufrido una nueva y peligrosa mutación con un 50% de mortalidad que obligó a los Gobiernos a ordenar un nuevo confinamiento mundial. Nico (KJ Apa) es un repartidor que ha desarrollado una poco común inmunidad al virus, lo que le permite seguir trabajando</text:p>
          </table:table-cell>
          <table:table-cell office:value-type="string" calcext:value-type="string">
            <text:p>Dom Toretto (Vin Diesel) lleva una vida tranquila con Letty y su hijo, el pequeño Brian, pero saben que el peligro siempre acecha. Esta vez, esa amenaza obligará a Dom a enfrentarse a los pecados de su pasado si quiere salvar a quienes más quiere. </text:p>
          </table:table-cell>
          <table:table-cell office:value-type="string" calcext:value-type="string">
            <text:p>Adaptación cinematográfica del héroe creado por Steve Englehart y Jim Starlin en 1973, un personaje mitad chino, mitad americano, cuyo característico estilo de combate mezclaba kung-fu, nunchacos y armas de fuego.</text:p>
          </table:table-cell>
          <table:table-cell table:style-name="ce4" office:value-type="string" calcext:value-type="string">
            <text:p>Cuando un grupo formado por los tiranos y las mentes criminales más malvadas de la historia se une para desencadenar una guerra que matará a millones de personas, un hombre tendrá que luchar a contrarreloj para detenerlos. </text:p>
          </table:table-cell>
          <table:table-cell table:style-name="ce4" office:value-type="string" calcext:value-type="string">
            <text:p>Película basada en una atracción de Disneylandia en la que un pequeño barco recorre un río a través de la jungla atravesando multitud de peligros.</text:p>
          </table:table-cell>
          <table:table-cell table:style-name="ce5" office:value-type="string" calcext:value-type="string">
            <text:p>Cuatro años después del tercer juego de la saga, el retirado cazafortunas Nathan Drake vive felizmente su vida junto con su esposa Elena Fisher, pero todo se derrumba cuando aparece su hermano Sam, el que Nathan pensaba que estaba muerto. </text:p>
          </table:table-cell>
          <table:table-cell table:style-name="ce7" office:value-type="string" calcext:value-type="string">
            <text:p>Ambientada en los años 80. Ed y Lorraine Warren deberán afrontar un nuevo caso que se presenta con un hombre, Arne Cheyne Johnson, que es acusado de asesinato tras haber sido poseído por un demonio.</text:p>
          </table:table-cell>
          <table:table-cell table:number-columns-repeated="1015"/>
        </table:table-row>
        <table:table-row table:style-name="ro1">
          <table:table-cell office:value-type="string" calcext:value-type="string">
            <text:p>PREMIOS</text:p>
          </table:table-cell>
          <table:table-cell office:value-type="string" calcext:value-type="string">
            <text:p>2020: National Board of Review (NBR): Top 10, mejor guion adaptado2020: Asociación de Críticos de Chicago: Nom. Mejor intérprete revelación (Zengel)</text:p>
          </table:table-cell>
          <table:table-cell table:number-columns-repeated="1022"/>
        </table:table-row>
        <table:table-row table:style-name="ro1">
          <table:table-cell office:value-type="string" calcext:value-type="string">
            <text:p>URL</text:p>
          </table:table-cell>
          <table:table-cell office:value-type="string" calcext:value-type="string">
            <text:p>https://pics.filmaffinity.com/news_of_the_world-696988331-msmall.jpg</text:p>
          </table:table-cell>
          <table:table-cell office:value-type="string" calcext:value-type="string">
            <text:p>https://pics.filmaffinity.com/songbird-911502731-msmall.jpg</text:p>
          </table:table-cell>
          <table:table-cell office:value-type="string" calcext:value-type="string">
            <text:p>https://pics.filmaffinity.com/fast_furious_9-391661201-mmed.jpg</text:p>
          </table:table-cell>
          <table:table-cell office:value-type="string" calcext:value-type="string">
            <text:p><text:a xlink:href="https://pics.filmaffinity.com/venom_let_there_be_carnage-316347843-msmall.jpg" xlink:type="simple">https://pics.filmaffinity.com/venom_let_there_be_carnage-316347843-msmall.jpg</text:a></text:p>
          </table:table-cell>
          <table:table-cell office:value-type="string" calcext:value-type="string">
            <text:p>http://es.web.img3.acsta.net/r_1024_576/pictures/20/07/28/14/42/1920230.jpg</text:p>
          </table:table-cell>
          <table:table-cell office:value-type="string" calcext:value-type="string">
            <text:p>http://es.web.img3.acsta.net/pictures/18/05/23/11/47/5274268.jpg</text:p>
          </table:table-cell>
          <table:table-cell office:value-type="string" calcext:value-type="string">
            <text:p>https://i.blogs.es/6a1a32/12c7581ff54f29f094100c979aed7caa/450_1000.jpg</text:p>
          </table:table-cell>
          <table:table-cell office:value-type="string" calcext:value-type="string">
            <text:p>https://pics.filmaffinity.com/Expediente_Warren_Obligado_por_el_demonio-717865405-large.jpg</text:p>
          </table:table-cell>
          <table:table-cell table:number-columns-repeated="1015"/>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3">00/00/0000</text:date>, <text:time style:data-style-name="N2" text:time-value="22:38:19.85098041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1T23:10:18.425871304</meta:creation-date>
    <dc:date>2021-02-03T00:05:06.104792470</dc:date>
    <meta:editing-duration>PT13M</meta:editing-duration>
    <meta:editing-cycles>2</meta:editing-cycles>
    <meta:generator>LibreOffice/6.4.6.2$Linux_X86_64 LibreOffice_project/40$Build-2</meta:generator>
    <meta:document-statistic meta:table-count="1" meta:cell-count="74" meta:object-count="0"/>
  </office:meta>
</office:document-meta>
</file>